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5.874cm"/>
    </style:style>
    <style:style style:name="co11" style:family="table-column">
      <style:table-column-properties fo:break-before="auto" style:column-width="4.069cm"/>
    </style:style>
    <style:style style:name="co12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 style:data-style-name="N109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default-cell-style-name="ce8"/>
        <table:table-column table:style-name="co8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9" table:default-cell-style-name="ce8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, exécution 1</text:p>
          </table:table-cell>
          <table:covered-table-cell table:number-columns-repeated="6" table:style-name="ce1" office:value-type="string" calcext:value-type="string">
            <text:p>R </text:p>
          </table:covered-table-cell>
          <table:table-cell/>
          <table:table-cell table:style-name="ce15" office:value-type="string" calcext:value-type="string" table:number-columns-spanned="7" table:number-rows-spanned="1">
            <text:p>Python, exécution 1</text:p>
          </table:table-cell>
          <table:covered-table-cell table:number-columns-repeated="6" table:style-name="ce15" office:value-type="string" calcext:value-type="string">
            <text:p>Python</text:p>
          </table:covered-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/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 table:number-columns-repeated="1008"/>
          <table:table-cell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1.9293" calcext:value-type="float">
            <text:p>1,9293</text:p>
          </table:table-cell>
          <table:table-cell office:value-type="string" calcext:value-type="string">
            <text:p>mean_absolute_error</text:p>
          </table:table-cell>
          <table:table-cell office:value-type="float" office:value="14.8951944250685" calcext:value-type="float">
            <text:p>14,895194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5866" calcext:value-type="float">
            <text:p>0,5866</text:p>
          </table:table-cell>
          <table:table-cell office:value-type="string" calcext:value-type="string">
            <text:p>mean_absolute_error</text:p>
          </table:table-cell>
          <table:table-cell office:value-type="float" office:value="17.9000031845848" calcext:value-type="float">
            <text:p>17,9000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,4050</text:p>
          </table:table-cell>
          <table:table-cell office:value-type="string" calcext:value-type="string">
            <text:p>mean_absolute_error</text:p>
          </table:table-cell>
          <table:table-cell office:value-type="float" office:value="11.9505730937897" calcext:value-type="float">
            <text:p>11,950573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243" calcext:value-type="float">
            <text:p>0,1243</text:p>
          </table:table-cell>
          <table:table-cell office:value-type="string" calcext:value-type="string">
            <text:p>mean_absolute_error</text:p>
          </table:table-cell>
          <table:table-cell office:value-type="float" office:value="12.6103026012954" calcext:value-type="float">
            <text:p>12,6103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935" calcext:value-type="float">
            <text:p>0,0935</text:p>
          </table:table-cell>
          <table:table-cell office:value-type="string" calcext:value-type="string">
            <text:p>root_mean_squared_error</text:p>
          </table:table-cell>
          <table:table-cell office:value-type="float" office:value="22.7784229445101" calcext:value-type="float">
            <text:p>22,778423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214" calcext:value-type="float">
            <text:p>0,1214</text:p>
          </table:table-cell>
          <table:table-cell office:value-type="string" calcext:value-type="string">
            <text:p>root_mean_squared_error</text:p>
          </table:table-cell>
          <table:table-cell office:value-type="float" office:value="27.4355118641788" calcext:value-type="float">
            <text:p>27,4355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,0660</text:p>
          </table:table-cell>
          <table:table-cell office:value-type="string" calcext:value-type="string">
            <text:p>r2_score</text:p>
          </table:table-cell>
          <table:table-cell office:value-type="float" office:value="0.359863398207248" calcext:value-type="float">
            <text:p>0,359863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613" calcext:value-type="float">
            <text:p>0,1613</text:p>
          </table:table-cell>
          <table:table-cell office:value-type="string" calcext:value-type="string">
            <text:p>r2_score</text:p>
          </table:table-cell>
          <table:table-cell office:value-type="float" office:value="0.0856192301625027" calcext:value-type="float">
            <text:p>0,0856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,0670</text:p>
          </table:table-cell>
          <table:table-cell office:value-type="string" calcext:value-type="string">
            <text:p>mean_absolute_error</text:p>
          </table:table-cell>
          <table:table-cell office:value-type="float" office:value="19.0800799930441" calcext:value-type="float">
            <text:p>19,08008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2741" calcext:value-type="float">
            <text:p>0,2741</text:p>
          </table:table-cell>
          <table:table-cell office:value-type="string" calcext:value-type="string">
            <text:p>mean_absolute_error</text:p>
          </table:table-cell>
          <table:table-cell office:value-type="float" office:value="15.9462365591398" calcext:value-type="float">
            <text:p>15,946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,0750</text:p>
          </table:table-cell>
          <table:table-cell office:value-type="string" calcext:value-type="string">
            <text:p>r2_score</text:p>
          </table:table-cell>
          <table:table-cell office:value-type="float" office:value="0.554659354433619" calcext:value-type="float">
            <text:p>0,554659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548" calcext:value-type="float">
            <text:p>0,1548</text:p>
          </table:table-cell>
          <table:table-cell office:value-type="string" calcext:value-type="string">
            <text:p>r2_score</text:p>
          </table:table-cell>
          <table:table-cell office:value-type="float" office:value="0.171536859289003" calcext:value-type="float">
            <text:p>0,1715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,0759</text:p>
          </table:table-cell>
          <table:table-cell office:value-type="string" calcext:value-type="string">
            <text:p>root_mean_squared_error</text:p>
          </table:table-cell>
          <table:table-cell office:value-type="float" office:value="19.3702766003253" calcext:value-type="float">
            <text:p>19,37027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544" calcext:value-type="float">
            <text:p>0,1544</text:p>
          </table:table-cell>
          <table:table-cell office:value-type="string" calcext:value-type="string">
            <text:p>root_mean_squared_error</text:p>
          </table:table-cell>
          <table:table-cell office:value-type="float" office:value="25.3187033307643" calcext:value-type="float">
            <text:p>25,3187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825" calcext:value-type="float">
            <text:p>0,0825</text:p>
          </table:table-cell>
          <table:table-cell office:value-type="string" calcext:value-type="string">
            <text:p>mean_absolute_error</text:p>
          </table:table-cell>
          <table:table-cell office:value-type="float" office:value="18.2657898220559" calcext:value-type="float">
            <text:p>18,26579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,1810</text:p>
          </table:table-cell>
          <table:table-cell office:value-type="string" calcext:value-type="string">
            <text:p>mean_absolute_error</text:p>
          </table:table-cell>
          <table:table-cell office:value-type="float" office:value="15.6260052499523" calcext:value-type="float">
            <text:p>15,626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,0722</text:p>
          </table:table-cell>
          <table:table-cell office:value-type="string" calcext:value-type="string">
            <text:p>root_mean_squared_error</text:p>
          </table:table-cell>
          <table:table-cell office:value-type="float" office:value="18.2935883495582" calcext:value-type="float">
            <text:p>18,29358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531" calcext:value-type="float">
            <text:p>0,1531</text:p>
          </table:table-cell>
          <table:table-cell office:value-type="string" calcext:value-type="string">
            <text:p>root_mean_squared_error</text:p>
          </table:table-cell>
          <table:table-cell office:value-type="float" office:value="17.0434349939685" calcext:value-type="float">
            <text:p>17,043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856" calcext:value-type="float">
            <text:p>0,0856</text:p>
          </table:table-cell>
          <table:table-cell office:value-type="string" calcext:value-type="string">
            <text:p>root_mean_squared_error</text:p>
          </table:table-cell>
          <table:table-cell office:value-type="float" office:value="19.8161246087324" calcext:value-type="float">
            <text:p>19,81612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982" calcext:value-type="float">
            <text:p>0,1982</text:p>
          </table:table-cell>
          <table:table-cell office:value-type="string" calcext:value-type="string">
            <text:p>root_mean_squared_error</text:p>
          </table:table-cell>
          <table:table-cell office:value-type="float" office:value="17.7208518304044" calcext:value-type="float">
            <text:p>17,7208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1011" calcext:value-type="float">
            <text:p>0,1011</text:p>
          </table:table-cell>
          <table:table-cell office:value-type="string" calcext:value-type="string">
            <text:p>mean_absolute_error</text:p>
          </table:table-cell>
          <table:table-cell office:value-type="float" office:value="14.3763440860215" calcext:value-type="float">
            <text:p>14,376344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733" calcext:value-type="float">
            <text:p>0,1733</text:p>
          </table:table-cell>
          <table:table-cell office:value-type="string" calcext:value-type="string">
            <text:p>mean_absolute_error</text:p>
          </table:table-cell>
          <table:table-cell office:value-type="float" office:value="13.5483870967742" calcext:value-type="float">
            <text:p>13,5483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646" calcext:value-type="float">
            <text:p>0,0646</text:p>
          </table:table-cell>
          <table:table-cell office:value-type="string" calcext:value-type="string">
            <text:p>mean_absolute_error</text:p>
          </table:table-cell>
          <table:table-cell office:value-type="float" office:value="20.6959516848777" calcext:value-type="float">
            <text:p>20,69595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,1429</text:p>
          </table:table-cell>
          <table:table-cell office:value-type="string" calcext:value-type="string">
            <text:p>mean_absolute_error</text:p>
          </table:table-cell>
          <table:table-cell office:value-type="float" office:value="18.9424055847709" calcext:value-type="float">
            <text:p>18,942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1.6502" calcext:value-type="float">
            <text:p>1,6502</text:p>
          </table:table-cell>
          <table:table-cell office:value-type="string" calcext:value-type="string">
            <text:p>r2_score</text:p>
          </table:table-cell>
          <table:table-cell office:value-type="float" office:value="0.572857329960261" calcext:value-type="float">
            <text:p>0,57285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499" calcext:value-type="float">
            <text:p>0,1499</text:p>
          </table:table-cell>
          <table:table-cell office:value-type="string" calcext:value-type="string">
            <text:p>r2_score</text:p>
          </table:table-cell>
          <table:table-cell office:value-type="float" office:value="0.670125283182445" calcext:value-type="float">
            <text:p>0,670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,1450</text:p>
          </table:table-cell>
          <table:table-cell office:value-type="string" calcext:value-type="string">
            <text:p>r2_score</text:p>
          </table:table-cell>
          <table:table-cell office:value-type="float" office:value="0.648485456064597" calcext:value-type="float">
            <text:p>0,64848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741" calcext:value-type="float">
            <text:p>0,1741</text:p>
          </table:table-cell>
          <table:table-cell office:value-type="string" calcext:value-type="string">
            <text:p>r2_score</text:p>
          </table:table-cell>
          <table:table-cell office:value-type="float" office:value="-0.262520604395604" calcext:value-type="float">
            <text:p>-0,2625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702" calcext:value-type="float">
            <text:p>0,0702</text:p>
          </table:table-cell>
          <table:table-cell office:value-type="string" calcext:value-type="string">
            <text:p>root_mean_squared_error</text:p>
          </table:table-cell>
          <table:table-cell office:value-type="float" office:value="17.4804273442122" calcext:value-type="float">
            <text:p>17,48042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577" calcext:value-type="float">
            <text:p>0,1577</text:p>
          </table:table-cell>
          <table:table-cell office:value-type="string" calcext:value-type="string">
            <text:p>root_mean_squared_error</text:p>
          </table:table-cell>
          <table:table-cell office:value-type="float" office:value="23.2039190837452" calcext:value-type="float">
            <text:p>23,2039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,0890</text:p>
          </table:table-cell>
          <table:table-cell office:value-type="string" calcext:value-type="string">
            <text:p>r2_score</text:p>
          </table:table-cell>
          <table:table-cell office:value-type="float" office:value="0.798583871437506" calcext:value-type="float">
            <text:p>0,798584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00</text:p>
          </table:table-cell>
          <table:table-cell office:value-type="string" calcext:value-type="string">
            <text:p>r2_score</text:p>
          </table:table-cell>
          <table:table-cell office:value-type="float" office:value="0.359877421985176" calcext:value-type="float">
            <text:p>0,3598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905" calcext:value-type="float">
            <text:p>0,0905</text:p>
          </table:table-cell>
          <table:table-cell office:value-type="string" calcext:value-type="string">
            <text:p>root_mean_squared_error</text:p>
          </table:table-cell>
          <table:table-cell office:value-type="float" office:value="15.5249291628205" calcext:value-type="float">
            <text:p>15,524929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2022" calcext:value-type="float">
            <text:p>0,2022</text:p>
          </table:table-cell>
          <table:table-cell office:value-type="string" calcext:value-type="string">
            <text:p>root_mean_squared_error</text:p>
          </table:table-cell>
          <table:table-cell office:value-type="float" office:value="14.1284430573863" calcext:value-type="float">
            <text:p>14,128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1119" calcext:value-type="float">
            <text:p>0,1119</text:p>
          </table:table-cell>
          <table:table-cell office:value-type="string" calcext:value-type="string">
            <text:p>r2_score</text:p>
          </table:table-cell>
          <table:table-cell office:value-type="float" office:value="0.49716078110894" calcext:value-type="float">
            <text:p>0,497161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489" calcext:value-type="float">
            <text:p>0,1489</text:p>
          </table:table-cell>
          <table:table-cell office:value-type="string" calcext:value-type="string">
            <text:p>r2_score</text:p>
          </table:table-cell>
          <table:table-cell office:value-type="float" office:value="0.0794087433833821" calcext:value-type="float">
            <text:p>0,079409</text:p>
          </table:table-cell>
          <table:table-cell table:number-columns-repeated="100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7" table:number-rows-spanned="1">
            <text:p>R, exécution 2</text:p>
          </table:table-cell>
          <table:covered-table-cell table:number-columns-repeated="6" table:style-name="ce1" office:value-type="string" calcext:value-type="string">
            <text:p>R </text:p>
          </table:covered-table-cell>
          <table:table-cell/>
          <table:table-cell table:style-name="ce15" office:value-type="string" calcext:value-type="string" table:number-columns-spanned="7" table:number-rows-spanned="1">
            <text:p>Python, exécution 2</text:p>
          </table:table-cell>
          <table:covered-table-cell table:number-columns-repeated="6" table:style-name="ce15" office:value-type="string" calcext:value-type="string">
            <text:p>Python</text:p>
          </table:covered-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/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2.1955" calcext:value-type="float">
            <text:p>2,1955</text:p>
          </table:table-cell>
          <table:table-cell office:value-type="string" calcext:value-type="string">
            <text:p>mean_absolute_error</text:p>
          </table:table-cell>
          <table:table-cell office:value-type="float" office:value="10.1207871807906" calcext:value-type="float">
            <text:p>10,12078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3276" calcext:value-type="float">
            <text:p>0,3276</text:p>
          </table:table-cell>
          <table:table-cell office:value-type="string" calcext:value-type="string">
            <text:p>mean_absolute_error</text:p>
          </table:table-cell>
          <table:table-cell office:value-type="float" office:value="18.7857710499342" calcext:value-type="float">
            <text:p>18,7857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734" calcext:value-type="float">
            <text:p>0,7340</text:p>
          </table:table-cell>
          <table:table-cell office:value-type="string" calcext:value-type="string">
            <text:p>mean_absolute_error</text:p>
          </table:table-cell>
          <table:table-cell office:value-type="float" office:value="10.4854475566131" calcext:value-type="float">
            <text:p>10,48544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5704" calcext:value-type="float">
            <text:p>0,5704</text:p>
          </table:table-cell>
          <table:table-cell office:value-type="string" calcext:value-type="string">
            <text:p>mean_absolute_error</text:p>
          </table:table-cell>
          <table:table-cell office:value-type="float" office:value="11.992768131627" calcext:value-type="float">
            <text:p>11,9927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,4335</text:p>
          </table:table-cell>
          <table:table-cell office:value-type="string" calcext:value-type="string">
            <text:p>root_mean_squared_error</text:p>
          </table:table-cell>
          <table:table-cell office:value-type="float" office:value="16.2843567133774" calcext:value-type="float">
            <text:p>16,28435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3942" calcext:value-type="float">
            <text:p>0,3942</text:p>
          </table:table-cell>
          <table:table-cell office:value-type="string" calcext:value-type="string">
            <text:p>root_mean_squared_error</text:p>
          </table:table-cell>
          <table:table-cell office:value-type="float" office:value="27.6587621132142" calcext:value-type="float">
            <text:p>27,658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2797" calcext:value-type="float">
            <text:p>0,2797</text:p>
          </table:table-cell>
          <table:table-cell office:value-type="string" calcext:value-type="string">
            <text:p>r2_score</text:p>
          </table:table-cell>
          <table:table-cell office:value-type="float" office:value="0.572909865601318" calcext:value-type="float">
            <text:p>0,57291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4984" calcext:value-type="float">
            <text:p>0,4984</text:p>
          </table:table-cell>
          <table:table-cell office:value-type="string" calcext:value-type="string">
            <text:p>r2_score</text:p>
          </table:table-cell>
          <table:table-cell office:value-type="float" office:value="0.0743576660053646" calcext:value-type="float">
            <text:p>0,0743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3.6605" calcext:value-type="float">
            <text:p>3,6605</text:p>
          </table:table-cell>
          <table:table-cell office:value-type="string" calcext:value-type="string">
            <text:p>mean_absolute_error</text:p>
          </table:table-cell>
          <table:table-cell office:value-type="float" office:value="13.9993424421268" calcext:value-type="float">
            <text:p>13,99934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9263" calcext:value-type="float">
            <text:p>0,9263</text:p>
          </table:table-cell>
          <table:table-cell office:value-type="string" calcext:value-type="string">
            <text:p>mean_absolute_error</text:p>
          </table:table-cell>
          <table:table-cell office:value-type="float" office:value="22.4032258064516" calcext:value-type="float">
            <text:p>22,4032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,1655</text:p>
          </table:table-cell>
          <table:table-cell office:value-type="string" calcext:value-type="string">
            <text:p>r2_score</text:p>
          </table:table-cell>
          <table:table-cell office:value-type="float" office:value="0.707729783801324" calcext:value-type="float">
            <text:p>0,70773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,3250</text:p>
          </table:table-cell>
          <table:table-cell office:value-type="string" calcext:value-type="string">
            <text:p>r2_score</text:p>
          </table:table-cell>
          <table:table-cell office:value-type="float" office:value="-0.0534110263863923" calcext:value-type="float">
            <text:p>-0,053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9914" calcext:value-type="float">
            <text:p>0,9914</text:p>
          </table:table-cell>
          <table:table-cell office:value-type="string" calcext:value-type="string">
            <text:p>root_mean_squared_error</text:p>
          </table:table-cell>
          <table:table-cell office:value-type="float" office:value="17.626307684532" calcext:value-type="float">
            <text:p>17,62630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4181" calcext:value-type="float">
            <text:p>0,4181</text:p>
          </table:table-cell>
          <table:table-cell office:value-type="string" calcext:value-type="string">
            <text:p>root_mean_squared_error</text:p>
          </table:table-cell>
          <table:table-cell office:value-type="float" office:value="23.7680510538003" calcext:value-type="float">
            <text:p>23,7680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4915" calcext:value-type="float">
            <text:p>0,4915</text:p>
          </table:table-cell>
          <table:table-cell office:value-type="string" calcext:value-type="string">
            <text:p>mean_absolute_error</text:p>
          </table:table-cell>
          <table:table-cell office:value-type="float" office:value="18.5916545082573" calcext:value-type="float">
            <text:p>18,59165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4001" calcext:value-type="float">
            <text:p>0,4001</text:p>
          </table:table-cell>
          <table:table-cell office:value-type="string" calcext:value-type="string">
            <text:p>mean_absolute_error</text:p>
          </table:table-cell>
          <table:table-cell office:value-type="float" office:value="17.1925410887371" calcext:value-type="float">
            <text:p>17,1925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966" calcext:value-type="float">
            <text:p>0,0966</text:p>
          </table:table-cell>
          <table:table-cell office:value-type="string" calcext:value-type="string">
            <text:p>root_mean_squared_error</text:p>
          </table:table-cell>
          <table:table-cell office:value-type="float" office:value="16.7739993509348" calcext:value-type="float">
            <text:p>16,773999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2454" calcext:value-type="float">
            <text:p>0,2454</text:p>
          </table:table-cell>
          <table:table-cell office:value-type="string" calcext:value-type="string">
            <text:p>root_mean_squared_error</text:p>
          </table:table-cell>
          <table:table-cell office:value-type="float" office:value="15.0268035081016" calcext:value-type="float">
            <text:p>15,0268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1304" calcext:value-type="float">
            <text:p>0,1304</text:p>
          </table:table-cell>
          <table:table-cell office:value-type="string" calcext:value-type="string">
            <text:p>root_mean_squared_error</text:p>
          </table:table-cell>
          <table:table-cell office:value-type="float" office:value="17.6133271254059" calcext:value-type="float">
            <text:p>17,61332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4465" calcext:value-type="float">
            <text:p>0,4465</text:p>
          </table:table-cell>
          <table:table-cell office:value-type="string" calcext:value-type="string">
            <text:p>root_mean_squared_error</text:p>
          </table:table-cell>
          <table:table-cell office:value-type="float" office:value="18.9867814726997" calcext:value-type="float">
            <text:p>18,9867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932" calcext:value-type="float">
            <text:p>0,0932</text:p>
          </table:table-cell>
          <table:table-cell office:value-type="string" calcext:value-type="string">
            <text:p>mean_absolute_error</text:p>
          </table:table-cell>
          <table:table-cell office:value-type="float" office:value="12.6704545454545" calcext:value-type="float">
            <text:p>12,67045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734" calcext:value-type="float">
            <text:p>0,1734</text:p>
          </table:table-cell>
          <table:table-cell office:value-type="string" calcext:value-type="string">
            <text:p>mean_absolute_error</text:p>
          </table:table-cell>
          <table:table-cell office:value-type="float" office:value="15.9354838709677" calcext:value-type="float">
            <text:p>15,935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,2910</text:p>
          </table:table-cell>
          <table:table-cell office:value-type="string" calcext:value-type="string">
            <text:p>mean_absolute_error</text:p>
          </table:table-cell>
          <table:table-cell office:value-type="float" office:value="12.8695721266719" calcext:value-type="float">
            <text:p>12,86957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7464" calcext:value-type="float">
            <text:p>0,7464</text:p>
          </table:table-cell>
          <table:table-cell office:value-type="string" calcext:value-type="string">
            <text:p>mean_absolute_error</text:p>
          </table:table-cell>
          <table:table-cell office:value-type="float" office:value="20.0919371728701" calcext:value-type="float">
            <text:p>20,0919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1245" calcext:value-type="float">
            <text:p>0,1245</text:p>
          </table:table-cell>
          <table:table-cell office:value-type="string" calcext:value-type="string">
            <text:p>r2_score</text:p>
          </table:table-cell>
          <table:table-cell office:value-type="float" office:value="0.505561454953094" calcext:value-type="float">
            <text:p>0,505561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908" calcext:value-type="float">
            <text:p>0,1908</text:p>
          </table:table-cell>
          <table:table-cell office:value-type="string" calcext:value-type="string">
            <text:p>r2_score</text:p>
          </table:table-cell>
          <table:table-cell office:value-type="float" office:value="0.830439527443004" calcext:value-type="float">
            <text:p>0,8304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927" calcext:value-type="float">
            <text:p>0,0927</text:p>
          </table:table-cell>
          <table:table-cell office:value-type="string" calcext:value-type="string">
            <text:p>r2_score</text:p>
          </table:table-cell>
          <table:table-cell office:value-type="float" office:value="0.579827429260797" calcext:value-type="float">
            <text:p>0,57982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529" calcext:value-type="float">
            <text:p>0,1529</text:p>
          </table:table-cell>
          <table:table-cell office:value-type="string" calcext:value-type="string">
            <text:p>r2_score</text:p>
          </table:table-cell>
          <table:table-cell office:value-type="float" office:value="0.25773144988559" calcext:value-type="float">
            <text:p>0,257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674" calcext:value-type="float">
            <text:p>0,0674</text:p>
          </table:table-cell>
          <table:table-cell office:value-type="string" calcext:value-type="string">
            <text:p>root_mean_squared_error</text:p>
          </table:table-cell>
          <table:table-cell office:value-type="float" office:value="19.7237369396914" calcext:value-type="float">
            <text:p>19,723737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4964" calcext:value-type="float">
            <text:p>0,4964</text:p>
          </table:table-cell>
          <table:table-cell office:value-type="string" calcext:value-type="string">
            <text:p>root_mean_squared_error</text:p>
          </table:table-cell>
          <table:table-cell office:value-type="float" office:value="26.0373845217021" calcext:value-type="float">
            <text:p>26,03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4.4946" calcext:value-type="float">
            <text:p>4,4946</text:p>
          </table:table-cell>
          <table:table-cell office:value-type="string" calcext:value-type="string">
            <text:p>r2_score</text:p>
          </table:table-cell>
          <table:table-cell office:value-type="float" office:value="0.766950120680389" calcext:value-type="float">
            <text:p>0,76695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3445" calcext:value-type="float">
            <text:p>0,3445</text:p>
          </table:table-cell>
          <table:table-cell office:value-type="string" calcext:value-type="string">
            <text:p>r2_score</text:p>
          </table:table-cell>
          <table:table-cell office:value-type="float" office:value="0.230922530618161" calcext:value-type="float">
            <text:p>0,2309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972" calcext:value-type="float">
            <text:p>0,0972</text:p>
          </table:table-cell>
          <table:table-cell office:value-type="string" calcext:value-type="string">
            <text:p>root_mean_squared_error</text:p>
          </table:table-cell>
          <table:table-cell office:value-type="float" office:value="17.7954777443261" calcext:value-type="float">
            <text:p>17,79547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5194" calcext:value-type="float">
            <text:p>0,5194</text:p>
          </table:table-cell>
          <table:table-cell office:value-type="string" calcext:value-type="string">
            <text:p>root_mean_squared_error</text:p>
          </table:table-cell>
          <table:table-cell office:value-type="float" office:value="23.0909841363918" calcext:value-type="float">
            <text:p>23,0909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667" calcext:value-type="float">
            <text:p>0,0667</text:p>
          </table:table-cell>
          <table:table-cell office:value-type="string" calcext:value-type="string">
            <text:p>r2_score</text:p>
          </table:table-cell>
          <table:table-cell office:value-type="float" office:value="0.329275802205725" calcext:value-type="float">
            <text:p>0,329276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,6980</text:p>
          </table:table-cell>
          <table:table-cell office:value-type="string" calcext:value-type="string">
            <text:p>r2_score</text:p>
          </table:table-cell>
          <table:table-cell office:value-type="float" office:value="0.531518246354637" calcext:value-type="float">
            <text:p>0,531518</text:p>
          </table:table-cell>
          <table:table-cell table:number-columns-repeated="100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7" table:number-rows-spanned="1">
            <text:p>R, exécution 3</text:p>
          </table:table-cell>
          <table:covered-table-cell table:number-columns-repeated="6" table:style-name="ce1" office:value-type="string" calcext:value-type="string">
            <text:p>R </text:p>
          </table:covered-table-cell>
          <table:table-cell/>
          <table:table-cell table:style-name="ce15" office:value-type="string" calcext:value-type="string" table:number-columns-spanned="7" table:number-rows-spanned="1">
            <text:p>Python, exécution 3</text:p>
          </table:table-cell>
          <table:covered-table-cell table:number-columns-repeated="6" table:style-name="ce15" office:value-type="string" calcext:value-type="string">
            <text:p>Python</text:p>
          </table:covered-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/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3.8032" calcext:value-type="float">
            <text:p>3,8032</text:p>
          </table:table-cell>
          <table:table-cell office:value-type="string" calcext:value-type="string">
            <text:p>mean_absolute_error</text:p>
          </table:table-cell>
          <table:table-cell office:value-type="float" office:value="11.8923651786274" calcext:value-type="float">
            <text:p>11,89236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4984" calcext:value-type="float">
            <text:p>0,4984</text:p>
          </table:table-cell>
          <table:table-cell office:value-type="string" calcext:value-type="string">
            <text:p>mean_absolute_error</text:p>
          </table:table-cell>
          <table:table-cell office:value-type="float" office:value="17.0315513181396" calcext:value-type="float">
            <text:p>17,0315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,2447</text:p>
          </table:table-cell>
          <table:table-cell office:value-type="string" calcext:value-type="string">
            <text:p>mean_absolute_error</text:p>
          </table:table-cell>
          <table:table-cell office:value-type="float" office:value="13.5595531290887" calcext:value-type="float">
            <text:p>13,559553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414" calcext:value-type="float">
            <text:p>0,1414</text:p>
          </table:table-cell>
          <table:table-cell office:value-type="string" calcext:value-type="string">
            <text:p>mean_absolute_error</text:p>
          </table:table-cell>
          <table:table-cell office:value-type="float" office:value="10.6505822386026" calcext:value-type="float">
            <text:p>10,6505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2744" calcext:value-type="float">
            <text:p>0,2744</text:p>
          </table:table-cell>
          <table:table-cell office:value-type="string" calcext:value-type="string">
            <text:p>root_mean_squared_error</text:p>
          </table:table-cell>
          <table:table-cell office:value-type="float" office:value="15.4686424563163" calcext:value-type="float">
            <text:p>15,46864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315" calcext:value-type="float">
            <text:p>0,1315</text:p>
          </table:table-cell>
          <table:table-cell office:value-type="string" calcext:value-type="string">
            <text:p>root_mean_squared_error</text:p>
          </table:table-cell>
          <table:table-cell office:value-type="float" office:value="22.7515278456303" calcext:value-type="float">
            <text:p>22,751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,0910</text:p>
          </table:table-cell>
          <table:table-cell office:value-type="string" calcext:value-type="string">
            <text:p>r2_score</text:p>
          </table:table-cell>
          <table:table-cell office:value-type="float" office:value="0.557559089230456" calcext:value-type="float">
            <text:p>0,557559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771" calcext:value-type="float">
            <text:p>0,1771</text:p>
          </table:table-cell>
          <table:table-cell office:value-type="string" calcext:value-type="string">
            <text:p>r2_score</text:p>
          </table:table-cell>
          <table:table-cell office:value-type="float" office:value="0.123163795212031" calcext:value-type="float">
            <text:p>0,123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1237" calcext:value-type="float">
            <text:p>0,1237</text:p>
          </table:table-cell>
          <table:table-cell office:value-type="string" calcext:value-type="string">
            <text:p>mean_absolute_error</text:p>
          </table:table-cell>
          <table:table-cell office:value-type="float" office:value="12.1507876969242" calcext:value-type="float">
            <text:p>12,15078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391" calcext:value-type="float">
            <text:p>0,1391</text:p>
          </table:table-cell>
          <table:table-cell office:value-type="string" calcext:value-type="string">
            <text:p>mean_absolute_error</text:p>
          </table:table-cell>
          <table:table-cell office:value-type="float" office:value="14.6021505376344" calcext:value-type="float">
            <text:p>14,6021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748" calcext:value-type="float">
            <text:p>0,0748</text:p>
          </table:table-cell>
          <table:table-cell office:value-type="string" calcext:value-type="string">
            <text:p>r2_score</text:p>
          </table:table-cell>
          <table:table-cell office:value-type="float" office:value="0.599851647657091" calcext:value-type="float">
            <text:p>0,59985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478" calcext:value-type="float">
            <text:p>0,1478</text:p>
          </table:table-cell>
          <table:table-cell office:value-type="string" calcext:value-type="string">
            <text:p>r2_score</text:p>
          </table:table-cell>
          <table:table-cell office:value-type="float" office:value="0.0252778673339196" calcext:value-type="float">
            <text:p>0,0252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511" calcext:value-type="float">
            <text:p>0,0511</text:p>
          </table:table-cell>
          <table:table-cell office:value-type="string" calcext:value-type="string">
            <text:p>root_mean_squared_error</text:p>
          </table:table-cell>
          <table:table-cell office:value-type="float" office:value="16.6500420254594" calcext:value-type="float">
            <text:p>16,650042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137" calcext:value-type="float">
            <text:p>0,1137</text:p>
          </table:table-cell>
          <table:table-cell office:value-type="string" calcext:value-type="string">
            <text:p>root_mean_squared_error</text:p>
          </table:table-cell>
          <table:table-cell office:value-type="float" office:value="26.0627087031689" calcext:value-type="float">
            <text:p>26,0627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988" calcext:value-type="float">
            <text:p>0,0988</text:p>
          </table:table-cell>
          <table:table-cell office:value-type="string" calcext:value-type="string">
            <text:p>mean_absolute_error</text:p>
          </table:table-cell>
          <table:table-cell office:value-type="float" office:value="16.8235399641793" calcext:value-type="float">
            <text:p>16,82354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199" calcext:value-type="float">
            <text:p>0,1199</text:p>
          </table:table-cell>
          <table:table-cell office:value-type="string" calcext:value-type="string">
            <text:p>mean_absolute_error</text:p>
          </table:table-cell>
          <table:table-cell office:value-type="float" office:value="17.9545937847905" calcext:value-type="float">
            <text:p>17,9545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6081" calcext:value-type="float">
            <text:p>0,6081</text:p>
          </table:table-cell>
          <table:table-cell office:value-type="string" calcext:value-type="string">
            <text:p>root_mean_squared_error</text:p>
          </table:table-cell>
          <table:table-cell office:value-type="float" office:value="17.1547077529489" calcext:value-type="float">
            <text:p>17,15470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3195" calcext:value-type="float">
            <text:p>0,3195</text:p>
          </table:table-cell>
          <table:table-cell office:value-type="string" calcext:value-type="string">
            <text:p>root_mean_squared_error</text:p>
          </table:table-cell>
          <table:table-cell office:value-type="float" office:value="13.4285650702142" calcext:value-type="float">
            <text:p>13,4285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954" calcext:value-type="float">
            <text:p>0,0954</text:p>
          </table:table-cell>
          <table:table-cell office:value-type="string" calcext:value-type="string">
            <text:p>root_mean_squared_error</text:p>
          </table:table-cell>
          <table:table-cell office:value-type="float" office:value="17.8728006378327" calcext:value-type="float">
            <text:p>17,872801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2849" calcext:value-type="float">
            <text:p>0,2849</text:p>
          </table:table-cell>
          <table:table-cell office:value-type="string" calcext:value-type="string">
            <text:p>root_mean_squared_error</text:p>
          </table:table-cell>
          <table:table-cell office:value-type="float" office:value="20.6635850992321" calcext:value-type="float">
            <text:p>20,6635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938" calcext:value-type="float">
            <text:p>0,0938</text:p>
          </table:table-cell>
          <table:table-cell office:value-type="string" calcext:value-type="string">
            <text:p>mean_absolute_error</text:p>
          </table:table-cell>
          <table:table-cell office:value-type="float" office:value="9.94610632471783" calcext:value-type="float">
            <text:p>9,946106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2409" calcext:value-type="float">
            <text:p>0,2409</text:p>
          </table:table-cell>
          <table:table-cell office:value-type="string" calcext:value-type="string">
            <text:p>mean_absolute_error</text:p>
          </table:table-cell>
          <table:table-cell office:value-type="float" office:value="15.5161290322581" calcext:value-type="float">
            <text:p>15,5161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2772" calcext:value-type="float">
            <text:p>0,2772</text:p>
          </table:table-cell>
          <table:table-cell office:value-type="string" calcext:value-type="string">
            <text:p>mean_absolute_error</text:p>
          </table:table-cell>
          <table:table-cell office:value-type="float" office:value="12.5984747593193" calcext:value-type="float">
            <text:p>12,598475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3848" calcext:value-type="float">
            <text:p>0,3848</text:p>
          </table:table-cell>
          <table:table-cell office:value-type="string" calcext:value-type="string">
            <text:p>mean_absolute_error</text:p>
          </table:table-cell>
          <table:table-cell office:value-type="float" office:value="16.8697329567841" calcext:value-type="float">
            <text:p>16,8697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5519" calcext:value-type="float">
            <text:p>0,5519</text:p>
          </table:table-cell>
          <table:table-cell office:value-type="string" calcext:value-type="string">
            <text:p>r2_score</text:p>
          </table:table-cell>
          <table:table-cell office:value-type="float" office:value="0.488820042674484" calcext:value-type="float">
            <text:p>0,488820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711" calcext:value-type="float">
            <text:p>0,1711</text:p>
          </table:table-cell>
          <table:table-cell office:value-type="string" calcext:value-type="string">
            <text:p>r2_score</text:p>
          </table:table-cell>
          <table:table-cell office:value-type="float" office:value="0.743435642616898" calcext:value-type="float">
            <text:p>0,7434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753" calcext:value-type="float">
            <text:p>0,0753</text:p>
          </table:table-cell>
          <table:table-cell office:value-type="string" calcext:value-type="string">
            <text:p>r2_score</text:p>
          </table:table-cell>
          <table:table-cell office:value-type="float" office:value="0.432443724980561" calcext:value-type="float">
            <text:p>0,432444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4761" calcext:value-type="float">
            <text:p>0,4761</text:p>
          </table:table-cell>
          <table:table-cell office:value-type="string" calcext:value-type="string">
            <text:p>r2_score</text:p>
          </table:table-cell>
          <table:table-cell office:value-type="float" office:value="-0.181179049105437" calcext:value-type="float">
            <text:p>-0,181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763" calcext:value-type="float">
            <text:p>0,0763</text:p>
          </table:table-cell>
          <table:table-cell office:value-type="string" calcext:value-type="string">
            <text:p>root_mean_squared_error</text:p>
          </table:table-cell>
          <table:table-cell office:value-type="float" office:value="14.9599640578457" calcext:value-type="float">
            <text:p>14,959964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2594" calcext:value-type="float">
            <text:p>0,2594</text:p>
          </table:table-cell>
          <table:table-cell office:value-type="string" calcext:value-type="string">
            <text:p>root_mean_squared_error</text:p>
          </table:table-cell>
          <table:table-cell office:value-type="float" office:value="30.2450476384486" calcext:value-type="float">
            <text:p>30,245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0841" calcext:value-type="float">
            <text:p>0,0841</text:p>
          </table:table-cell>
          <table:table-cell office:value-type="string" calcext:value-type="string">
            <text:p>r2_score</text:p>
          </table:table-cell>
          <table:table-cell office:value-type="float" office:value="0.590511332499257" calcext:value-type="float">
            <text:p>0,590511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2899" calcext:value-type="float">
            <text:p>0,2899</text:p>
          </table:table-cell>
          <table:table-cell office:value-type="string" calcext:value-type="string">
            <text:p>r2_score</text:p>
          </table:table-cell>
          <table:table-cell office:value-type="float" office:value="0.657530540715282" calcext:value-type="float">
            <text:p>0,6575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1" calcext:value-type="float">
            <text:p>1</text:p>
          </table:table-cell>
          <table:table-cell office:value-type="float" office:value="0.1081" calcext:value-type="float">
            <text:p>0,1081</text:p>
          </table:table-cell>
          <table:table-cell office:value-type="string" calcext:value-type="string">
            <text:p>root_mean_squared_error</text:p>
          </table:table-cell>
          <table:table-cell office:value-type="float" office:value="18.2387057172369" calcext:value-type="float">
            <text:p>18,238706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" calcext:value-type="float">
            <text:p>0</text:p>
          </table:table-cell>
          <table:table-cell office:value-type="float" office:value="0.1877" calcext:value-type="float">
            <text:p>0,1877</text:p>
          </table:table-cell>
          <table:table-cell office:value-type="string" calcext:value-type="string">
            <text:p>root_mean_squared_error</text:p>
          </table:table-cell>
          <table:table-cell office:value-type="float" office:value="19.419810304379" calcext:value-type="float">
            <text:p>19,419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0.0756" calcext:value-type="float">
            <text:p>0,0756</text:p>
          </table:table-cell>
          <table:table-cell office:value-type="string" calcext:value-type="string">
            <text:p>r2_score</text:p>
          </table:table-cell>
          <table:table-cell office:value-type="float" office:value="0.572617941163568" calcext:value-type="float">
            <text:p>0,572618</text:p>
          </table:table-cell>
          <table:table-cell/>
          <table:table-cell office:value-type="string" calcext:value-type="string">
            <text:p>datasets/ozone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float" office:value="0.1344" calcext:value-type="float">
            <text:p>0,1344</text:p>
          </table:table-cell>
          <table:table-cell office:value-type="string" calcext:value-type="string">
            <text:p>r2_score</text:p>
          </table:table-cell>
          <table:table-cell office:value-type="float" office:value="0.387738938058425" calcext:value-type="float">
            <text:p>0,387739</text:p>
          </table:table-cell>
          <table:table-cell table:number-columns-repeated="1009"/>
        </table:table-row>
      </table:table>
      <table:table table:name="tps_execution" table:style-name="ta1">
        <table:table-column table:style-name="co2" table:default-cell-style-name="ce5"/>
        <table:table-column table:style-name="co10" table:default-cell-style-name="ce5"/>
        <table:table-column table:style-name="co5" table:default-cell-style-name="ce7"/>
        <table:table-column table:style-name="co6" table:default-cell-style-name="ce5"/>
        <table:table-column table:style-name="co8" table:default-cell-style-name="Default"/>
        <table:table-column table:style-name="co2" table:default-cell-style-name="ce5"/>
        <table:table-column table:style-name="co10" table:default-cell-style-name="ce5"/>
        <table:table-column table:style-name="co2" table:default-cell-style-name="ce7"/>
        <table:table-column table:style-name="co6" table:default-cell-style-name="ce5"/>
        <table:table-column table:style-name="co11" table:default-cell-style-name="Default"/>
        <table:table-column table:style-name="co12" table:default-cell-style-name="Default"/>
        <table:table-column table:style-name="co8" table:number-columns-repeated="1011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R, execution 1</text:p>
          </table:table-cell>
          <table:covered-table-cell table:number-columns-repeated="3" table:style-name="ce4"/>
          <table:table-cell/>
          <table:table-cell table:style-name="ce15" office:value-type="string" calcext:value-type="string" table:number-columns-spanned="4" table:number-rows-spanned="1">
            <text:p>Python, execution 1</text:p>
          </table:table-cell>
          <table:covered-table-cell table:style-name="Default"/>
          <table:covered-table-cell table:number-columns-repeated="2" table:style-name="ce4"/>
          <table:table-cell table:style-name="ce4" table:number-columns-repeated="2"/>
          <table:table-cell table:style-name="ce9" table:number-columns-repeated="1010"/>
          <table:table-cell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number-columns-repeated="5"/>
          <table:table-cell table:style-name="ce9"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646" calcext:value-type="float">
            <text:p>0,0646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214" calcext:value-type="float">
            <text:p>0,121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66" calcext:value-type="float">
            <text:p>0,0660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243" calcext:value-type="float">
            <text:p>0,1243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67" calcext:value-type="float">
            <text:p>0,0670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429" calcext:value-type="float">
            <text:p>0,1429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702" calcext:value-type="float">
            <text:p>0,0702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489" calcext:value-type="float">
            <text:p>0,1489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0722" calcext:value-type="float">
            <text:p>0,0722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499" calcext:value-type="float">
            <text:p>0,1499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75" calcext:value-type="float">
            <text:p>0,0750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531" calcext:value-type="float">
            <text:p>0,1531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759" calcext:value-type="float">
            <text:p>0,0759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544" calcext:value-type="float">
            <text:p>0,154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825" calcext:value-type="float">
            <text:p>0,0825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1548" calcext:value-type="float">
            <text:p>0,1548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856" calcext:value-type="float">
            <text:p>0,0856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1577" calcext:value-type="float">
            <text:p>0,1577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89" calcext:value-type="float">
            <text:p>0,0890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613" calcext:value-type="float">
            <text:p>0,1613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905" calcext:value-type="float">
            <text:p>0,0905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1733" calcext:value-type="float">
            <text:p>0,1733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935" calcext:value-type="float">
            <text:p>0,0935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741" calcext:value-type="float">
            <text:p>0,1741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1011" calcext:value-type="float">
            <text:p>0,1011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81" calcext:value-type="float">
            <text:p>0,1810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1119" calcext:value-type="float">
            <text:p>0,1119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982" calcext:value-type="float">
            <text:p>0,1982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145" calcext:value-type="float">
            <text:p>0,1450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2022" calcext:value-type="float">
            <text:p>0,2022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405" calcext:value-type="float">
            <text:p>0,4050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2741" calcext:value-type="float">
            <text:p>0,2741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1.6502" calcext:value-type="float">
            <text:p>1,6502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5866" calcext:value-type="float">
            <text:p>0,5866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1.9293" calcext:value-type="float">
            <text:p>1,9293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86" calcext:value-type="float">
            <text:p>0,8600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([.A3:.A20];&quot;regressionTree&quot;;[.C3:.C20])" office:value-type="float" office:value="0.09475" calcext:value-type="float">
            <text:p>0,09475</text:p>
          </table:table-cell>
          <table:table-cell table:style-name="Default" table:number-columns-repeated="2"/>
          <table:table-cell/>
          <table:table-cell office:value-type="string" calcext:value-type="string">
            <text:p>regressionTree</text:p>
          </table:table-cell>
          <table:table-cell table:formula="of:=AVERAGEIF([.F3:.F20];&quot;regressionTree&quot;;[.H3:.H20])" office:value-type="float" office:value="0.30635" calcext:value-type="float">
            <text:p>0,3063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([.A3:.A20];&quot;SVM&quot;;[.C3:.C20])" office:value-type="float" office:value="0.3831" calcext:value-type="float">
            <text:p>0,3831</text:p>
          </table:table-cell>
          <table:table-cell table:style-name="Default" table:number-columns-repeated="2"/>
          <table:table-cell/>
          <table:table-cell office:value-type="string" calcext:value-type="string">
            <text:p>SVM</text:p>
          </table:table-cell>
          <table:table-cell table:formula="of:=AVERAGEIF([.F3:.F20];&quot;SVM&quot;;[.H3:.H20])" office:value-type="float" office:value="0.220783333333333" calcext:value-type="float">
            <text:p>0,22078333333333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([.A3:.A20];&quot;linear&quot;;[.C3:.C20])" office:value-type="float" office:value="0.401233333333333" calcext:value-type="float">
            <text:p>0,401233333333333</text:p>
          </table:table-cell>
          <table:table-cell table:style-name="Default" table:number-columns-repeated="2"/>
          <table:table-cell/>
          <table:table-cell office:value-type="string" calcext:value-type="string">
            <text:p>linear</text:p>
          </table:table-cell>
          <table:table-cell table:formula="of:=AVERAGEIF([.F3:.F20];&quot;linear&quot;;[.H3:.H20])" office:value-type="float" office:value="0.159233333333333" calcext:value-type="float">
            <text:p>0,15923333333333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4" table:number-rows-spanned="1">
            <text:p>R, execution 2</text:p>
          </table:table-cell>
          <table:covered-table-cell table:number-columns-repeated="3" table:style-name="ce9"/>
          <table:table-cell/>
          <table:table-cell table:style-name="ce18" office:value-type="string" calcext:value-type="string" table:number-columns-spanned="4" table:number-rows-spanned="1">
            <text:p>Python, execution 2</text:p>
          </table:table-cell>
          <table:covered-table-cell table:number-columns-repeated="3"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9"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9" table:number-columns-repeated="1009"/>
          <table:table-cell table:number-columns-repeated="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667" calcext:value-type="float">
            <text:p>0,0667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529" calcext:value-type="float">
            <text:p>0,1529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674" calcext:value-type="float">
            <text:p>0,067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1734" calcext:value-type="float">
            <text:p>0,1734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927" calcext:value-type="float">
            <text:p>0,0927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908" calcext:value-type="float">
            <text:p>0,1908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932" calcext:value-type="float">
            <text:p>0,0932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2454" calcext:value-type="float">
            <text:p>0,245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0966" calcext:value-type="float">
            <text:p>0,0966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325" calcext:value-type="float">
            <text:p>0,3250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972" calcext:value-type="float">
            <text:p>0,0972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3276" calcext:value-type="float">
            <text:p>0,3276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1245" calcext:value-type="float">
            <text:p>0,1245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3445" calcext:value-type="float">
            <text:p>0,3445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1304" calcext:value-type="float">
            <text:p>0,130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3942" calcext:value-type="float">
            <text:p>0,3942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1655" calcext:value-type="float">
            <text:p>0,1655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4001" calcext:value-type="float">
            <text:p>0,4001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2797" calcext:value-type="float">
            <text:p>0,2797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4181" calcext:value-type="float">
            <text:p>0,4181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291" calcext:value-type="float">
            <text:p>0,2910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4465" calcext:value-type="float">
            <text:p>0,4465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4335" calcext:value-type="float">
            <text:p>0,4335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4964" calcext:value-type="float">
            <text:p>0,496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4915" calcext:value-type="float">
            <text:p>0,4915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4984" calcext:value-type="float">
            <text:p>0,4984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734" calcext:value-type="float">
            <text:p>0,7340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5194" calcext:value-type="float">
            <text:p>0,519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9914" calcext:value-type="float">
            <text:p>0,991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5704" calcext:value-type="float">
            <text:p>0,5704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2.1955" calcext:value-type="float">
            <text:p>2,1955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698" calcext:value-type="float">
            <text:p>0,6980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3.6605" calcext:value-type="float">
            <text:p>3,6605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7464" calcext:value-type="float">
            <text:p>0,7464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4.4946" calcext:value-type="float">
            <text:p>4,4946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9263" calcext:value-type="float">
            <text:p>0,9263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([.A29:.A46];&quot;linear&quot;;[.C29:.C46])" office:value-type="float" office:value="0.27395" calcext:value-type="float">
            <text:p>0,27395</text:p>
          </table:table-cell>
          <table:table-cell table:style-name="Default" table:number-columns-repeated="2"/>
          <table:table-cell/>
          <table:table-cell office:value-type="string" calcext:value-type="string">
            <text:p>regressionTree</text:p>
          </table:table-cell>
          <table:table-cell table:formula="of:=AVERAGEIF([.F29:.F46];&quot;regressionTree&quot;;[.H29:.H46])" office:value-type="float" office:value="0.422433333333333" calcext:value-type="float">
            <text:p>0,42243333333333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([.A29:.A46];&quot;SVM&quot;;[.C29:.C46])" office:value-type="float" office:value="0.5721" calcext:value-type="float">
            <text:p>0,5721</text:p>
          </table:table-cell>
          <table:table-cell table:style-name="Default" table:number-columns-repeated="2"/>
          <table:table-cell/>
          <table:table-cell office:value-type="string" calcext:value-type="string">
            <text:p>linear</text:p>
          </table:table-cell>
          <table:table-cell table:formula="of:=AVERAGEIF([.F29:.F46];&quot;linear&quot;;[.H29:.H46])" office:value-type="float" office:value="0.4252" calcext:value-type="float">
            <text:p>0,425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([.A29:.A46];&quot;regressionTree&quot;;[.C29:.C46])" office:value-type="float" office:value="1.5716" calcext:value-type="float">
            <text:p>1,5716</text:p>
          </table:table-cell>
          <table:table-cell table:style-name="Default" table:number-columns-repeated="2"/>
          <table:table-cell/>
          <table:table-cell office:value-type="string" calcext:value-type="string">
            <text:p>SVM</text:p>
          </table:table-cell>
          <table:table-cell table:formula="of:=AVERAGEIF([.F29:.F46];&quot;SVM&quot;;[.H29:.H46])" office:value-type="float" office:value="0.464666666666667" calcext:value-type="float">
            <text:p>0,46466666666666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4" table:number-rows-spanned="1">
            <text:p>R, execution 3</text:p>
          </table:table-cell>
          <table:covered-table-cell table:number-columns-repeated="3" table:style-name="ce27"/>
          <table:table-cell/>
          <table:table-cell table:style-name="ce15" office:value-type="string" calcext:value-type="string" table:number-columns-spanned="4" table:number-rows-spanned="1">
            <text:p>Python, execution 3</text:p>
          </table:table-cell>
          <table:covered-table-cell table:number-columns-repeated="3"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9"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9" table:number-columns-repeated="1009"/>
          <table:table-cell table:number-columns-repeated="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511" calcext:value-type="float">
            <text:p>0,0511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137" calcext:value-type="float">
            <text:p>0,1137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748" calcext:value-type="float">
            <text:p>0,0748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199" calcext:value-type="float">
            <text:p>0,1199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753" calcext:value-type="float">
            <text:p>0,0753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315" calcext:value-type="float">
            <text:p>0,1315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756" calcext:value-type="float">
            <text:p>0,0756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344" calcext:value-type="float">
            <text:p>0,1344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763" calcext:value-type="float">
            <text:p>0,0763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391" calcext:value-type="float">
            <text:p>0,1391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841" calcext:value-type="float">
            <text:p>0,0841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414" calcext:value-type="float">
            <text:p>0,1414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91" calcext:value-type="float">
            <text:p>0,0910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1478" calcext:value-type="float">
            <text:p>0,1478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938" calcext:value-type="float">
            <text:p>0,0938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711" calcext:value-type="float">
            <text:p>0,1711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954" calcext:value-type="float">
            <text:p>0,095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771" calcext:value-type="float">
            <text:p>0,1771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988" calcext:value-type="float">
            <text:p>0,0988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1877" calcext:value-type="float">
            <text:p>0,1877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1081" calcext:value-type="float">
            <text:p>0,1081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2409" calcext:value-type="float">
            <text:p>0,2409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1237" calcext:value-type="float">
            <text:p>0,1237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2594" calcext:value-type="float">
            <text:p>0,2594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2447" calcext:value-type="float">
            <text:p>0,2447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2849" calcext:value-type="float">
            <text:p>0,2849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2744" calcext:value-type="float">
            <text:p>0,274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2899" calcext:value-type="float">
            <text:p>0,2899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2772" calcext:value-type="float">
            <text:p>0,2772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3195" calcext:value-type="float">
            <text:p>0,3195</text:p>
          </table:table-cell>
          <table:table-cell office:value-type="string" calcext:value-type="string">
            <text:p>root_mean_squared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5519" calcext:value-type="float">
            <text:p>0,5519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3848" calcext:value-type="float">
            <text:p>0,3848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6081" calcext:value-type="float">
            <text:p>0,6081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4761" calcext:value-type="float">
            <text:p>0,4761</text:p>
          </table:table-cell>
          <table:table-cell office:value-type="string" calcext:value-type="string">
            <text:p>r2_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3.8032" calcext:value-type="float">
            <text:p>3,8032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4984" calcext:value-type="float">
            <text:p>0,4984</text:p>
          </table:table-cell>
          <table:table-cell office:value-type="string" calcext:value-type="string">
            <text:p>mean_absolute_error</text:p>
          </table:table-cell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([.A55:.A72];&quot;regressionTree&quot;;[.C55:.C72])" office:value-type="float" office:value="0.08935" calcext:value-type="float">
            <text:p>0,08935</text:p>
          </table:table-cell>
          <table:table-cell table:style-name="Default" table:number-columns-repeated="2"/>
          <table:table-cell/>
          <table:table-cell office:value-type="string" calcext:value-type="string">
            <text:p>regressionTree</text:p>
          </table:table-cell>
          <table:table-cell table:formula="of:=AVERAGEIF([.F55:.F72];&quot;regressionTree&quot;;[.H55:.H72])" office:value-type="float" office:value="0.241233333333333" calcext:value-type="float">
            <text:p>0,24123333333333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([.A55:.A72];&quot;SVM&quot;;[.C55:.C72])" office:value-type="float" office:value="0.76615" calcext:value-type="float">
            <text:p>0,76615</text:p>
          </table:table-cell>
          <table:table-cell table:style-name="Default" table:number-columns-repeated="2"/>
          <table:table-cell/>
          <table:table-cell office:value-type="string" calcext:value-type="string">
            <text:p>SVM</text:p>
          </table:table-cell>
          <table:table-cell table:formula="of:=AVERAGEIF([.F55:.F72];&quot;SVM&quot;;[.H55:.H72])" office:value-type="float" office:value="0.2665" calcext:value-type="float">
            <text:p>0,266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([.A55:.A72];&quot;linear&quot;;[.C55:.C72])" office:value-type="float" office:value="0.279083333333333" calcext:value-type="float">
            <text:p>0,279083333333333</text:p>
          </table:table-cell>
          <table:table-cell table:style-name="Default" table:number-columns-repeated="2"/>
          <table:table-cell/>
          <table:table-cell office:value-type="string" calcext:value-type="string">
            <text:p>linear</text:p>
          </table:table-cell>
          <table:table-cell table:formula="of:=AVERAGEIF([.F55:.F72];&quot;linear&quot;;[.H55:.H72])" office:value-type="float" office:value="0.1952" calcext:value-type="float">
            <text:p>0,1952</text:p>
          </table:table-cell>
          <table:table-cell table:style-name="Default" table:number-columns-repeated="2"/>
          <table:table-cell table:number-columns-repeated="1013"/>
        </table:table-row>
      </table:table>
      <table:table table:name="ecarts_erreurs" table:style-name="ta1">
        <table:table-column table:style-name="co2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Default"/>
        <table:table-column table:style-name="co2" table:default-cell-style-name="ce5"/>
        <table:table-column table:style-name="co3" table:default-cell-style-name="ce5"/>
        <table:table-column table:style-name="co6" table:default-cell-style-name="ce5"/>
        <table:table-column table:style-name="co6" table:default-cell-style-name="ce8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style-name="ce26" office:value-type="string" calcext:value-type="string" table:number-columns-spanned="4" table:number-rows-spanned="1">
            <text:p>R </text:p>
          </table:table-cell>
          <table:covered-table-cell table:number-columns-repeated="3" table:style-name="ce27"/>
          <table:table-cell/>
          <table:table-cell table:style-name="ce25" office:value-type="string" calcext:value-type="string" table:number-columns-spanned="4" table:number-rows-spanned="1">
            <text:p>Python</text:p>
          </table:table-cell>
          <table:covered-table-cell table:number-columns-repeated="3"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number-columns-repeated="6"/>
          <table:table-cell table:style-name="ce9"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359863398207248" calcext:value-type="float">
            <text:p>0,359863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-0.262520604395604" calcext:value-type="float">
            <text:p>-0,262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49716078110894" calcext:value-type="float">
            <text:p>0,497161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0.0794087433833821" calcext:value-type="float">
            <text:p>0,079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554659354433619" calcext:value-type="float">
            <text:p>0,55465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0.0856192301625027" calcext:value-type="float">
            <text:p>0,085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572857329960261" calcext:value-type="float">
            <text:p>0,57285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0.171536859289003" calcext:value-type="float">
            <text:p>0,171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648485456064597" calcext:value-type="float">
            <text:p>0,648485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0.359877421985176" calcext:value-type="float">
            <text:p>0,359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798583871437506" calcext:value-type="float">
            <text:p>0,79858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0.670125283182445" calcext:value-type="float">
            <text:p>0,6701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1.9505730937897" calcext:value-type="float">
            <text:p>11,950573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2.6103026012954" calcext:value-type="float">
            <text:p>12,610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4.3763440860215" calcext:value-type="float">
            <text:p>14,376344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3.5483870967742" calcext:value-type="float">
            <text:p>13,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4.8951944250685" calcext:value-type="float">
            <text:p>14,895194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14.1284430573863" calcext:value-type="float">
            <text:p>14,128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5.5249291628205" calcext:value-type="float">
            <text:p>15,524929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15.6260052499523" calcext:value-type="float">
            <text:p>15,626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7.4804273442122" calcext:value-type="float">
            <text:p>17,480427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15.9462365591398" calcext:value-type="float">
            <text:p>15,9462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18.2657898220559" calcext:value-type="float">
            <text:p>18,265790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17.0434349939685" calcext:value-type="float">
            <text:p>17,0434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8.2935883495582" calcext:value-type="float">
            <text:p>18,293588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17.7208518304044" calcext:value-type="float">
            <text:p>17,7208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19.0800799930441" calcext:value-type="float">
            <text:p>19,08008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7.9000031845848" calcext:value-type="float">
            <text:p>17,900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19.3702766003253" calcext:value-type="float">
            <text:p>19,37027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18.9424055847709" calcext:value-type="float">
            <text:p>18,9424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19.8161246087324" calcext:value-type="float">
            <text:p>19,81612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23.2039190837452" calcext:value-type="float">
            <text:p>23,2039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20.6959516848777" calcext:value-type="float">
            <text:p>20,695952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25.3187033307643" calcext:value-type="float">
            <text:p>25,3187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22.7784229445101" calcext:value-type="float">
            <text:p>22,77842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27.4355118641788" calcext:value-type="float">
            <text:p>27,4355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 table:number-columns-spanned="3" table:number-rows-spanned="1">
            <text:p>Erreur moyenne</text:p>
          </table:table-cell>
          <table:covered-table-cell table:number-columns-repeated="2" table:style-name="ce4"/>
          <table:table-cell/>
          <table:table-cell table:style-name="ce13"/>
          <table:table-cell table:style-name="ce14" office:value-type="string" calcext:value-type="string" table:number-columns-spanned="3" table:number-rows-spanned="1">
            <text:p>Erreur moyenne</text:p>
          </table:table-cell>
          <table:covered-table-cell table:number-columns-repeated="2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S([.D3:.D20];[.A3:.A20];&quot;linear&quot;;[.C3:.C20];&quot;root_mean_squared_error&quot;)" office:value-type="float" office:value="19.0548564791453" calcext:value-type="float">
            <text:p>19,0548564791453</text:p>
          </table:table-cell>
          <table:table-cell table:formula="of:=AVERAGEIFS([.D3:.D20];[.A3:.A20];&quot;linear&quot;;[.C3:.C20];&quot;mean_absolute_error&quot;)" office:value-type="float" office:value="15.1081814579228" calcext:value-type="float">
            <text:p>15,1081814579228</text:p>
          </table:table-cell>
          <table:table-cell table:style-name="ce5" table:formula="of:=AVERAGEIFS([.D3:.D20];[.A3:.A20];&quot;linear&quot;;[.C3:.C20];&quot;r2_score&quot;)" office:value-type="float" office:value="0.535009055534601" calcext:value-type="float">
            <text:p>0,535009055534601</text:p>
          </table:table-cell>
          <table:table-cell/>
          <table:table-cell office:value-type="string" calcext:value-type="string">
            <text:p>linear</text:p>
          </table:table-cell>
          <table:table-cell table:formula="of:=AVERAGEIFS([.I3:.I20];[.F3:.F20];&quot;linear&quot;;[.H3:.H20];&quot;root_mean_squared_error&quot;)" office:value-type="float" office:value="17.3821434121865" calcext:value-type="float">
            <text:p>17,3821434121865</text:p>
          </table:table-cell>
          <table:table-cell table:formula="of:=AVERAGEIFS([.I3:.I20];[.F3:.F20];&quot;linear&quot;;[.H3:.H20];&quot;mean_absolute_error&quot;)" office:value-type="float" office:value="14.1181539256239" calcext:value-type="float">
            <text:p>14,1181539256239</text:p>
          </table:table-cell>
          <table:table-cell table:style-name="ce5" table:formula="of:=AVERAGEIFS([.I3:.I20];[.F3:.F20];&quot;linear&quot;;[.H3:.H20];&quot;r2_score&quot;)" office:value-type="float" office:value="0.374767013282914" calcext:value-type="float">
            <text:p>0,3747670132829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S([.D3:.D20];[.A3:.A20];&quot;SVM&quot;;[.C3:.C20];&quot;root_mean_squared_error&quot;)" office:value-type="float" office:value="20.1294251443611" calcext:value-type="float">
            <text:p>20,1294251443611</text:p>
          </table:table-cell>
          <table:table-cell table:formula="of:=AVERAGEIFS([.D3:.D20];[.A3:.A20];&quot;SVM&quot;;[.C3:.C20];&quot;mean_absolute_error&quot;)" office:value-type="float" office:value="17.7955730549731" calcext:value-type="float">
            <text:p>17,7955730549731</text:p>
          </table:table-cell>
          <table:table-cell table:style-name="ce5" table:formula="of:=AVERAGEIFS([.D3:.D20];[.A3:.A20];&quot;SVM&quot;;[.C3:.C20];&quot;r2_score&quot;)" office:value-type="float" office:value="0.457261376320434" calcext:value-type="float">
            <text:p>0,457261376320434</text:p>
          </table:table-cell>
          <table:table-cell/>
          <table:table-cell office:value-type="string" calcext:value-type="string">
            <text:p>SVM</text:p>
          </table:table-cell>
          <table:table-cell table:formula="of:=AVERAGEIFS([.I3:.I20];[.F3:.F20];&quot;SVM&quot;;[.H3:.H20];&quot;root_mean_squared_error&quot;)" office:value-type="float" office:value="25.319715473962" calcext:value-type="float">
            <text:p>25,319715473962</text:p>
          </table:table-cell>
          <table:table-cell table:formula="of:=AVERAGEIFS([.I3:.I20];[.F3:.F20];&quot;SVM&quot;;[.H3:.H20];&quot;mean_absolute_error&quot;)" office:value-type="float" office:value="18.4212043846778" calcext:value-type="float">
            <text:p>18,4212043846778</text:p>
          </table:table-cell>
          <table:table-cell table:style-name="ce5" table:formula="of:=AVERAGEIFS([.I3:.I20];[.F3:.F20];&quot;SVM&quot;;[.H3:.H20];&quot;r2_score&quot;)" office:value-type="float" office:value="0.128578044725753" calcext:value-type="float">
            <text:p>0,1285780447257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S([.D3:.D20];[.A3:.A20];&quot;regressionTree&quot;;[.C3:.C20];&quot;root_mean_squared_error&quot;)" office:value-type="float" office:value="17.4476028815729" calcext:value-type="float">
            <text:p>17,4476028815729</text:p>
          </table:table-cell>
          <table:table-cell table:formula="of:=AVERAGEIFS([.D3:.D20];[.A3:.A20];&quot;regressionTree&quot;;[.C3:.C20];&quot;mean_absolute_error&quot;)" office:value-type="float" office:value="16.7282120395328" calcext:value-type="float">
            <text:p>16,7282120395328</text:p>
          </table:table-cell>
          <table:table-cell table:style-name="ce5" table:formula="of:=AVERAGEIFS([.D3:.D20];[.A3:.A20];&quot;regressionTree&quot;;[.C3:.C20];&quot;r2_score&quot;)" office:value-type="float" office:value="0.723534663751051" calcext:value-type="float">
            <text:p>0,723534663751051</text:p>
          </table:table-cell>
          <table:table-cell/>
          <table:table-cell office:value-type="string" calcext:value-type="string">
            <text:p>regressionTree</text:p>
          </table:table-cell>
          <table:table-cell table:formula="of:=AVERAGEIFS([.I3:.I20];[.F3:.F20];&quot;regressionTree&quot;;[.H3:.H20];&quot;root_mean_squared_error&quot;)" office:value-type="float" office:value="19.7235731940753" calcext:value-type="float">
            <text:p>19,7235731940753</text:p>
          </table:table-cell>
          <table:table-cell table:formula="of:=AVERAGEIFS([.I3:.I20];[.F3:.F20];&quot;regressionTree&quot;;[.H3:.H20];&quot;mean_absolute_error&quot;)" office:value-type="float" office:value="14.747311827957" calcext:value-type="float">
            <text:p>14,747311827957</text:p>
          </table:table-cell>
          <table:table-cell table:style-name="ce5" table:formula="of:=AVERAGEIFS([.I3:.I20];[.F3:.F20];&quot;regressionTree&quot;;[.H3:.H20];&quot;r2_score&quot;)" office:value-type="float" office:value="0.0486784087947857" calcext:value-type="float">
            <text:p>0,048678408794786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1" table:target-range-address="tps_execution.F48:tps_execution.G51">
          <table:sort>
            <table:sort-by table:field-number="1" table:data-type="automatic"/>
          </table:sort>
        </table:database-range>
        <table:database-range table:name="__Anonymous_Sheet_DB__2" table:target-range-address="ecarts_erreurs.F2:ecarts_erreurs.I2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number:min-decimal-places="4" number:min-integer-digits="1" number:grouping="true"/>
    </number:number-style>
    <number:number-style style:name="N108" number:title="Défini par l'utilisateur">
      <number:number number:decimal-places="4" number:min-decimal-places="4" number:min-integer-digits="1"/>
    </number:number-style>
    <number:number-style style:name="N109" number:title="Défini par l'utilisateur">
      <number:number number:decimal-places="6" number:min-decimal-places="6" number:min-integer-digits="1" number:grouping="true"/>
    </number:number-style>
    <number:number-style style:name="N110" number:title="Défini par l'utilisateur">
      <number:number number:decimal-places="4" number:min-decimal-places="4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3:56:57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5:47:59.621000000</meta:creation-date>
    <dc:date>2021-02-12T15:16:21.510000000</dc:date>
    <meta:editing-duration>PT1H30M20S</meta:editing-duration>
    <meta:editing-cycles>15</meta:editing-cycles>
    <meta:generator>LibreOffice/7.0.2.2$Windows_X86_64 LibreOffice_project/8349ace3c3162073abd90d81fd06dcfb6b36b994</meta:generator>
    <meta:document-statistic meta:table-count="3" meta:cell-count="1538" meta:object-count="0"/>
  </office:meta>
</office:document-meta>
</file>